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
    </style:style>
    <style:style style:name="P15" style:family="paragraph" style:parent-style-name="Text_20_body">
      <style:text-properties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li też starsi weterani, którzy się ponownie zaciągnęli - jak powiadali, wreszcie pod prawdziwym wodzem wojować - że walczy si</text:span><text:span text:style-name="T7">ę</text:span><text:span text:style-name="T7"> pieszo, a konno si</text:span><text:span text:style-name="T7">ę</text:span><text:span text:style-name="T7"> mi</text:span><text:span text:style-name="T7">ę</text:span><text:span text:style-name="T7">dzy bitwami przeje</text:span><text:span text:style-name="T7">ż</text:span><text:span text:style-name="T7">d</text:span><text:span text:style-name="T7">ż</text:span><text:span text:style-name="T7">a.</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oft-page-break/><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text:soft-page-break/>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oft-page-break/><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text:soft-page-break/>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text:span><text:soft-page-break/><text:span text:style-name="T4">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text:span><text:span text:style-name="T8">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text:soft-page-break/>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text:soft-page-break/>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text:soft-page-break/>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oft-page-break/><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oft-page-break/><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uprzednio dragonię koronną, i pomaszerował przez </text:span><text:span text:style-name="T9">Pińsk</text:span><text:span text:style-name="T6"> na południe. </text:span></text:p>
      <text:p text:style-name="P14"/>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oft-page-break/><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06T09:20:09.74</dc:date>
    <meta:editing-cycles>842</meta:editing-cycles>
    <meta:editing-duration>P2DT31M27S</meta:editing-duration>
    <meta:document-statistic meta:table-count="0" meta:image-count="0" meta:object-count="0" meta:page-count="15" meta:paragraph-count="138" meta:word-count="6881" meta:character-count="4664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